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Text_20_body" style:list-style-name="L1">
      <style:text-properties fo:font-size="12pt" style:font-size-asian="12pt" style:font-size-complex="12pt"/>
    </style:style>
    <style:style style:name="P3" style:family="paragraph" style:parent-style-name="Text_20_body" style:list-style-name="L2"/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 style:list-style-name="L3">
      <style:text-properties fo:font-size="12pt" style:font-size-asian="12pt" style:font-size-complex="12pt"/>
    </style:style>
    <style:style style:name="P6" style:family="paragraph" style:parent-style-name="Heading_20_3">
      <style:text-properties fo:font-size="12pt" officeooo:paragraph-rsid="0008c58e" style:font-size-asian="12pt" style:font-size-complex="12pt"/>
    </style:style>
    <style:style style:name="P7" style:family="paragraph" style:parent-style-name="Text_20_body" style:list-style-name="L4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officeooo:rsid="0008a1f4" style:font-size-asian="12pt" style:font-size-complex="12pt"/>
    </style:style>
    <style:style style:name="T5" style:family="text">
      <style:text-properties officeooo:rsid="0008c5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tab/><text:tab/><text:tab/><text:tab/><text:tab/></text:span><text:span text:style-name="Strong_20_Emphasis"><text:span text:style-name="T1">Gestore di Password </text:span></text:span></text:p>
      <text:h text:style-name="Heading_20_3" text:outline-level="3"><text:span text:style-name="Strong_20_Emphasis"><text:span text:style-name="T2">Introduzione</text:span></text:span></text:h>
      <text:p text:style-name="Text_20_body"><text:span text:style-name="T2">Durante quest’anno ho realizzato un progetto chiamato </text:span><text:span text:style-name="Strong_20_Emphasis"><text:span text:style-name="T2">"</text:span></text:span><text:span text:style-name="Strong_20_Emphasis"><text:span text:style-name="T3">Gestore di Password</text:span></text:span><text:span text:style-name="Strong_20_Emphasis"><text:span text:style-name="T2">"</text:span></text:span><text:span text:style-name="T2">, un’applicazione scritta in Java con interfaccia grafica (GUI), che permette di </text:span><text:span text:style-name="Strong_20_Emphasis"><text:span text:style-name="T3">salvare, modificare, generare e</text:span></text:span><text:span text:style-name="Strong_20_Emphasis"><text:span text:style-name="T2"> </text:span></text:span><text:span text:style-name="Strong_20_Emphasis"><text:span text:style-name="T3">valutare password</text:span></text:span><text:span text:style-name="T2"> in modo semplice e sicuro. </text:span></text:p>
      <text:h text:style-name="P1" text:outline-level="3">Obiettivi del Progetto</text:h>
      <text:list text:style-name="L1">
        <text:list-item>
          <text:p text:style-name="P2">Tenere in ordine le proprie credenziali.</text:p>
        </text:list-item>
        <text:list-item>
          <text:p text:style-name="P2">Modificarle facilmente.</text:p>
        </text:list-item>
        <text:list-item>
          <text:p text:style-name="P2">Generare password sicure in automatico.</text:p>
        </text:list-item>
        <text:list-item>
          <text:p text:style-name="P2">Valutare quanto una password sia forte o debole.</text:p>
        </text:list-item>
      </text:list>
      <text:h text:style-name="P1" text:outline-level="3">Com’è fatta l’applicazione</text:h>
      <text:p text:style-name="Text_20_body"><text:span text:style-name="T2">Il programma è stato sviluppato usando </text:span><text:span text:style-name="Strong_20_Emphasis"><text:span text:style-name="T2">Java</text:span></text:span><text:span text:style-name="T2"> e </text:span><text:span text:style-name="Strong_20_Emphasis"><text:span text:style-name="T2">Swing</text:span></text:span><text:span text:style-name="T2"> per la parte grafica. È strutturato in varie finestre (o "dialoghi"), ognuna con una funzione ben precisa:</text:span></text:p>
      <text:list text:style-name="L2">
        <text:list-item>
          <text:p text:style-name="P3"><text:span text:style-name="Strong_20_Emphasis"><text:span text:style-name="T2">Finestra principale</text:span></text:span><text:span text:style-name="T2">: mostra tutte le credenziali salvate e permette di aggiungerne di nuove, modificarle o eliminarle.</text:span></text:p>
        </text:list-item>
        <text:list-item>
          <text:p text:style-name="P3"><text:span text:style-name="Strong_20_Emphasis"><text:span text:style-name="T2">Finestra “Nuove Credenziali”</text:span></text:span><text:span text:style-name="T2">: per inserire una nuova combinazione di nome utente, password e servizio.</text:span></text:p>
        </text:list-item>
        <text:list-item>
          <text:p text:style-name="P3"><text:span text:style-name="Strong_20_Emphasis"><text:span text:style-name="T2">Finestra “Modifica Credenziali”</text:span></text:span><text:span text:style-name="T2">: permette di aggiornare credenziali già esistenti.</text:span></text:p>
        </text:list-item>
        <text:list-item>
          <text:p text:style-name="P3"><text:span text:style-name="Strong_20_Emphasis"><text:span text:style-name="T2">Finestra “Modifica Password”</text:span></text:span><text:span text:style-name="T2">: utile se si vuole solo cambiare la password, lasciando inalterato il resto.</text:span></text:p>
        </text:list-item>
        <text:list-item>
          <text:p text:style-name="P3"><text:span text:style-name="Strong_20_Emphasis"><text:span text:style-name="T2">Finestra “Genera Password”</text:span></text:span><text:span text:style-name="T2">: crea password casuali e sicure da usare.</text:span></text:p>
        </text:list-item>
        <text:list-item>
          <text:p text:style-name="P3"><text:span text:style-name="Strong_20_Emphasis"><text:span text:style-name="T2">Finestra “Valuta Complessità”</text:span></text:span><text:span text:style-name="T2">: controlla se una password è abbastanza forte, suggerendo miglioramenti se necessario.</text:span></text:p>
        </text:list-item>
      </text:list>
      <text:h text:style-name="P1" text:outline-level="3">Come funziona</text:h>
      <text:p text:style-name="P4">Una volta avviata l’app, l’utente può:</text:p>
      <text:list text:style-name="L3">
        <text:list-item>
          <text:p text:style-name="P5">Aggiungere una nuova credenziale,</text:p>
        </text:list-item>
        <text:list-item>
          <text:p text:style-name="P5">Vedere tutte quelle già salvate,</text:p>
        </text:list-item>
        <text:list-item>
          <text:p text:style-name="P5">Scegliere una riga e modificarla o eliminarla,</text:p>
        </text:list-item>
        <text:list-item>
          <text:p text:style-name="P5">Generare una password robusta con un click,</text:p>
        </text:list-item>
        <text:list-item>
          <text:p text:style-name="P5">Controllare se una password che vuole usare è sicura.</text:p>
        </text:list-item>
      </text:list>
      <text:p text:style-name="P4">Per ora i dati vengono gestiti solo in memoria, ma in futuro potrei aggiungere il salvataggio su file o su un piccolo database.</text:p>
      <text:h text:style-name="P6" text:outline-level="3"><text:soft-page-break/><text:s/>Tecnologie usate</text:h>
      <text:list text:style-name="L4">
        <text:list-item>
          <text:p text:style-name="P7"><text:span text:style-name="Strong_20_Emphasis"><text:span text:style-name="T3">Java</text:span></text:span><text:span text:style-name="T2"> come linguaggio di programmazion</text:span><text:span text:style-name="T4">e.</text:span></text:p>
        </text:list-item>
        <text:list-item>
          <text:p text:style-name="P7"><text:span text:style-name="Strong_20_Emphasis"><text:span text:style-name="T3">Swing</text:span></text:span><text:span text:style-name="T2"> per costruire l’interfaccia grafica.</text:span></text:p>
        </text:list-item>
        <text:list-item>
          <text:p text:style-name="P7"><text:span text:style-name="Strong_20_Emphasis"><text:span text:style-name="T3">NetBeans</text:span></text:span><text:span text:style-name="T2"> per gestire il progetto in modo visuale.</text:span></text:p>
        </text:list-item>
      </text:list>
      <text:h text:style-name="P1" text:outline-level="3">Conclusione</text:h>
      <text:p text:style-name="P4">Questo progetto mi ha dato la possibilità di mettere in pratica tante conoscenze <text:span text:style-name="T5">e approfondirle</text:span>, dalla programmazione orientata agli oggetti alla gestione di finestre grafiche. Inoltre, mi ha fatto capire quanto sia importante <text:span text:style-name="T5">all’utente</text:span> <text:span text:style-name="T5">la</text:span> facilità d’uso <text:span text:style-name="T5">del programma</text:span> e <text:span text:style-name="T5">l</text:span>a chiarezza dell’interfaccia.</text:p>
      <text:p text:style-name="Text_20_body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3:30:19.098000000</meta:creation-date>
    <dc:date>2025-06-01T16:00:16.987000000</dc:date>
    <meta:editing-duration>PT16M19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0" meta:word-count="312" meta:character-count="2086" meta:non-whitespace-character-count="1814"/>
  </office:meta>
</office:document-meta>
</file>